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1912" officeooo:paragraph-rsid="00071912"/>
    </style:style>
    <style:style style:name="P2" style:family="paragraph" style:parent-style-name="Standard">
      <style:text-properties officeooo:rsid="000767a2" officeooo:paragraph-rsid="00071912"/>
    </style:style>
    <style:style style:name="P3" style:family="paragraph" style:parent-style-name="Standard">
      <style:text-properties officeooo:rsid="000767a2" officeooo:paragraph-rsid="000767a2"/>
    </style:style>
    <style:style style:name="P4" style:family="paragraph" style:parent-style-name="Standard">
      <style:text-properties officeooo:rsid="000a7151" officeooo:paragraph-rsid="000a7151"/>
    </style:style>
    <style:style style:name="P5" style:family="paragraph" style:parent-style-name="Standard">
      <style:text-properties officeooo:rsid="000aec4e" officeooo:paragraph-rsid="000aec4e"/>
    </style:style>
    <style:style style:name="P6" style:family="paragraph" style:parent-style-name="Standard">
      <style:text-properties officeooo:rsid="000e0210" officeooo:paragraph-rsid="000e0210"/>
    </style:style>
    <style:style style:name="P7" style:family="paragraph" style:parent-style-name="Standard">
      <style:text-properties officeooo:rsid="0018b7d5" officeooo:paragraph-rsid="0018b7d5"/>
    </style:style>
    <style:style style:name="P8" style:family="paragraph" style:parent-style-name="Standard">
      <style:text-properties officeooo:rsid="001baf1e" officeooo:paragraph-rsid="001baf1e"/>
    </style:style>
    <style:style style:name="P9" style:family="paragraph" style:parent-style-name="Standard">
      <style:text-properties fo:language="zxx" fo:country="none" officeooo:rsid="000767a2" officeooo:paragraph-rsid="000767a2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7151" officeooo:paragraph-rsid="000a7151" style:language-asian="zxx" style:country-asian="none" style:language-complex="zxx" style:country-complex="none"/>
    </style:style>
    <style:style style:name="P11" style:family="paragraph" style:parent-style-name="Standard" style:list-style-name="Numbering_20_123">
      <style:text-properties fo:language="zxx" fo:country="none" officeooo:rsid="000a7151" officeooo:paragraph-rsid="000a7151" style:language-asian="zxx" style:country-asian="none" style:language-complex="zxx" style:country-complex="none"/>
    </style:style>
    <style:style style:name="P12" style:family="paragraph" style:parent-style-name="Standard" style:list-style-name="Numbering_20_123">
      <style:text-properties fo:language="zxx" fo:country="none" officeooo:rsid="000aec4e" officeooo:paragraph-rsid="000aec4e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aec4e" officeooo:paragraph-rsid="000aec4e" style:language-asian="zxx" style:country-asian="none" style:language-complex="zxx" style:country-complex="none"/>
    </style:style>
    <style:style style:name="P14" style:family="paragraph" style:parent-style-name="Standard" style:list-style-name="Numbering_20_123">
      <style:text-properties fo:language="zxx" fo:country="none" fo:font-weight="normal" officeooo:rsid="000cb307" officeooo:paragraph-rsid="000cb307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fo:font-weight="normal" officeooo:rsid="000e0210" officeooo:paragraph-rsid="000e0210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Numbering_20_123">
      <style:text-properties fo:language="zxx" fo:country="none" fo:font-weight="normal" officeooo:rsid="000e0210" officeooo:paragraph-rsid="000e0210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fo:font-weight="normal" officeooo:rsid="000e52e7" officeooo:paragraph-rsid="000e52e7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 style:list-style-name="Numbering_20_123">
      <style:text-properties fo:language="zxx" fo:country="none" fo:font-weight="normal" officeooo:rsid="000e52e7" officeooo:paragraph-rsid="000e52e7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 style:list-style-name="Numbering_20_123">
      <style:text-properties fo:language="zxx" fo:country="none" fo:font-weight="normal" officeooo:rsid="000e52e7" officeooo:paragraph-rsid="000fa794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text-properties fo:language="zxx" fo:country="none" fo:font-weight="normal" officeooo:rsid="000fa794" officeooo:paragraph-rsid="000fa794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text-properties fo:language="zxx" fo:country="none" fo:font-weight="normal" officeooo:rsid="00171026" officeooo:paragraph-rsid="000fa794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171026" officeooo:paragraph-rsid="00171026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 style:list-style-name="Numbering_20_123">
      <style:text-properties fo:language="zxx" fo:country="none" fo:font-weight="normal" officeooo:rsid="00171026" officeooo:paragraph-rsid="00171026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zxx" fo:country="none" fo:font-weight="normal" officeooo:rsid="00171026" officeooo:paragraph-rsid="00178022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fo:language="zxx" fo:country="none" fo:font-weight="normal" officeooo:rsid="00178022" officeooo:paragraph-rsid="00171026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fo:language="zxx" fo:country="none" fo:font-weight="normal" officeooo:rsid="00178022" officeooo:paragraph-rsid="00178022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Numbering_20_123">
      <style:text-properties fo:language="zxx" fo:country="none" fo:font-weight="normal" officeooo:rsid="00178022" officeooo:paragraph-rsid="00178022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weight="normal" officeooo:rsid="0018b7d5" officeooo:paragraph-rsid="0018b7d5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Numbering_20_123">
      <style:text-properties fo:language="zxx" fo:country="none" fo:font-weight="normal" officeooo:rsid="0018b7d5" officeooo:paragraph-rsid="0018b7d5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Numbering_20_123">
      <style:text-properties fo:language="zxx" fo:country="none" fo:font-weight="normal" officeooo:rsid="0018b7d5" officeooo:paragraph-rsid="0023eabf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text-properties fo:language="zxx" fo:country="none" fo:font-weight="normal" officeooo:rsid="0018b7d5" officeooo:paragraph-rsid="0023eabf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text-properties fo:language="zxx" fo:country="none" fo:font-weight="normal" officeooo:rsid="001baf1e" officeooo:paragraph-rsid="0018b7d5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 style:list-style-name="Numbering_20_123">
      <style:text-properties fo:language="zxx" fo:country="none" fo:font-weight="normal" officeooo:rsid="001baf1e" officeooo:paragraph-rsid="0021fc8a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fo:language="zxx" fo:country="none" fo:font-weight="normal" officeooo:rsid="001baf1e" officeooo:paragraph-rsid="0021fc8a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 style:list-style-name="Numbering_20_123">
      <style:text-properties fo:language="zxx" fo:country="none" fo:font-weight="normal" officeooo:rsid="001cac66" officeooo:paragraph-rsid="0021fc8a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 style:list-style-name="Numbering_20_123">
      <style:text-properties fo:language="zxx" fo:country="none" fo:font-weight="normal" officeooo:rsid="001d764a" officeooo:paragraph-rsid="0021fc8a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text-properties fo:language="zxx" fo:country="none" fo:font-weight="normal" officeooo:rsid="0021fc8a" officeooo:paragraph-rsid="001d764a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text-properties fo:language="zxx" fo:country="none" fo:font-weight="normal" officeooo:rsid="0021fc8a" officeooo:paragraph-rsid="0021fc8a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 style:list-style-name="Numbering_20_123">
      <style:text-properties fo:language="zxx" fo:country="none" fo:font-weight="normal" officeooo:rsid="0021fc8a" officeooo:paragraph-rsid="0021fc8a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text-properties fo:language="zxx" fo:country="none" fo:font-weight="normal" officeooo:rsid="002243c7" officeooo:paragraph-rsid="002243c7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text-properties fo:language="zxx" fo:country="none" fo:font-weight="normal" officeooo:rsid="0023eabf" officeooo:paragraph-rsid="0023eabf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text-properties fo:language="zxx" fo:country="none" fo:font-weight="normal" officeooo:rsid="0029a614" officeooo:paragraph-rsid="0029a614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text-properties fo:language="zxx" fo:country="none" fo:font-weight="normal" officeooo:rsid="002b04e1" officeooo:paragraph-rsid="0029a614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text-properties fo:language="zxx" fo:country="none" fo:font-weight="normal" officeooo:rsid="002b04e1" officeooo:paragraph-rsid="002b04e1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 style:list-style-name="Numbering_20_123">
      <style:text-properties fo:language="zxx" fo:country="none" fo:font-weight="normal" officeooo:rsid="002b04e1" officeooo:paragraph-rsid="002b04e1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text-properties fo:language="zxx" fo:country="none" fo:font-weight="normal" officeooo:rsid="002da179" officeooo:paragraph-rsid="002da179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text-properties fo:language="zxx" fo:country="none" fo:font-weight="normal" officeooo:rsid="002ec34f" officeooo:paragraph-rsid="002ec34f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Numbering_20_123">
      <style:text-properties fo:language="zxx" fo:country="none" fo:font-weight="normal" officeooo:rsid="002ec34f" officeooo:paragraph-rsid="002ec34f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 style:list-style-name="Numbering_20_123">
      <style:text-properties fo:language="zxx" fo:country="none" fo:font-weight="normal" officeooo:rsid="002fc2c6" officeooo:paragraph-rsid="002fc2c6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 style:list-style-name="Numbering_20_123">
      <style:text-properties fo:language="zxx" fo:country="none" fo:font-weight="normal" officeooo:rsid="00326564" officeooo:paragraph-rsid="00326564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text-properties fo:language="zxx" fo:country="none" fo:font-weight="normal" officeooo:rsid="00326564" officeooo:paragraph-rsid="00326564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text-properties fo:language="zxx" fo:country="none" fo:font-weight="normal" officeooo:rsid="003502a6" officeooo:paragraph-rsid="003502a6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 style:list-style-name="Numbering_20_123">
      <style:text-properties officeooo:rsid="000a7151" officeooo:paragraph-rsid="000a7151"/>
    </style:style>
    <style:style style:name="P54" style:family="paragraph" style:parent-style-name="Standard" style:list-style-name="Numbering_20_123">
      <style:text-properties officeooo:rsid="000cb307" officeooo:paragraph-rsid="000cb307"/>
    </style:style>
    <style:style style:name="P55" style:family="paragraph" style:parent-style-name="Standard" style:list-style-name="Numbering_20_123">
      <style:text-properties officeooo:rsid="000e52e7" officeooo:paragraph-rsid="000fa794"/>
    </style:style>
    <style:style style:name="P56" style:family="paragraph" style:parent-style-name="Standard" style:list-style-name="Numbering_20_123">
      <style:text-properties officeooo:rsid="000fa794" officeooo:paragraph-rsid="000fa794"/>
    </style:style>
    <style:style style:name="P57" style:family="paragraph" style:parent-style-name="Standard" style:list-style-name="Numbering_20_123">
      <style:text-properties officeooo:rsid="00178022" officeooo:paragraph-rsid="00178022"/>
    </style:style>
    <style:style style:name="P58" style:family="paragraph" style:parent-style-name="Standard">
      <style:text-properties officeooo:rsid="0018b7d5" officeooo:paragraph-rsid="0023eabf"/>
    </style:style>
    <style:style style:name="P59" style:family="paragraph" style:parent-style-name="Standard" style:list-style-name="Numbering_20_123">
      <style:text-properties officeooo:rsid="001baf1e" officeooo:paragraph-rsid="0021fc8a"/>
    </style:style>
    <style:style style:name="P60" style:family="paragraph" style:parent-style-name="Standard">
      <style:text-properties officeooo:rsid="001baf1e" officeooo:paragraph-rsid="0021fc8a"/>
    </style:style>
    <style:style style:name="T1" style:family="text">
      <style:text-properties officeooo:rsid="000767a2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0aec4e" style:language-asian="zxx" style:country-asian="none" style:language-complex="zxx" style:country-complex="none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0e0210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0fa794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14b9e3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fo:font-weight="normal" officeooo:rsid="00171026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zxx" fo:country="none" fo:font-weight="normal" officeooo:rsid="001d764a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language="zxx" fo:country="none" fo:font-weight="normal" officeooo:rsid="001f0095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officeooo:rsid="0021fc8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243c7"/>
    </style:style>
    <style:style style:name="T15" style:family="text">
      <style:text-properties officeooo:rsid="0023eabf"/>
    </style:style>
    <style:style style:name="T16" style:family="text">
      <style:text-properties officeooo:rsid="002508cc"/>
    </style:style>
    <style:style style:name="T17" style:family="text">
      <style:text-properties officeooo:rsid="002849ca"/>
    </style:style>
    <style:style style:name="T18" style:family="text">
      <style:text-properties officeooo:rsid="0029a614"/>
    </style:style>
    <style:style style:name="T19" style:family="text">
      <style:text-properties officeooo:rsid="002da179"/>
    </style:style>
    <style:style style:name="T20" style:family="text">
      <style:text-properties officeooo:rsid="002fc2c6"/>
    </style:style>
    <style:style style:name="T21" style:family="text">
      <style:text-properties officeooo:rsid="00326564"/>
    </style:style>
    <style:style style:name="T22" style:family="text">
      <style:text-properties officeooo:rsid="00350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_infty : graf čija su temena sve tačke oblika (n, m) za n, m prirodne brojeve, a ivice oblika (n + 1, m), (n, m + 1), (n – 1, m) i (n, m – 1) <text:span text:style-name="T1">(Itai)</text:span></text:p>
      <text:p text:style-name="P1"/>
      <text:p text:style-name="P1">Grid graf : konačan podgraf grafa G_infty indukovan datim konačnim skupom čvorova V <text:span text:style-name="T1">(Itai)</text:span></text:p>
      <text:p text:style-name="P1"/>
      <text:p text:style-name="P4">Parnost pravougaonog grafa: Graf je paran ako važi m * n = 0 (mod 2) (Itai)</text:p>
      <text:p text:style-name="P2"/>
      <text:p text:style-name="P3">Boja čvora: čvor v je bele boje ako v_x + v_y = 0 (mod 2), a inače je crne boje (Dongchen)</text:p>
      <text:p text:style-name="P3"/>
      <text:p text:style-name="P3">Izomorfizmi: translacija, rotacija <text:span text:style-name="T2">i refleksija</text:span></text:p>
      <text:p text:style-name="P9"/>
      <text:p text:style-name="P9">Translacija: preslikavanje T(x, y) = (x + tx, y + ty)</text:p>
      <text:p text:style-name="P9"/>
      <text:p text:style-name="P9">Rotacija: preslikavanje R(x, y) = R(y, x)</text:p>
      <text:p text:style-name="P9"/>
      <text:p text:style-name="P9">Refleksija po x u odnosu na matricu (m, n): preslikavanje S(x, y, m, n) = (x, n – 1 – y)</text:p>
      <text:p text:style-name="P9"/>
      <text:p text:style-name="P9">Refleksija po y u odnosu na matricu (m, n): preslikavanje S(x, y, m, n) = (m – 1 – x, y)</text:p>
      <text:p text:style-name="P9"/>
      <text:p text:style-name="P9">Refleksija po xy u odnosu na matricu (m, n): preslikavanje S(x, y, m, n) = (m – 1 – x, n – 1 – y)</text:p>
      <text:p text:style-name="P9"/>
      <text:p text:style-name="P10">Kompatibilnost boja: Za datu matricu M(m, n) i tačke s i t, s i t su kompatibilnih boja ako je:</text:p>
      <text:list xml:id="list2474962729" text:style-name="Numbering_20_123">
        <text:list-item>
          <text:p text:style-name="P11">M(m, n) je parna i s i t su različitih boja, ili</text:p>
        </text:list-item>
        <text:list-item>
          <text:p text:style-name="P11">M(m, n) je neparna i s i t su bele boje. (Itai)</text:p>
        </text:list-item>
      </text:list>
      <text:p text:style-name="P9"/>
      <text:p text:style-name="P10">Teorema 1 [Itai]: Za datu matricu M(m, n) i tačke s i t, ako put postoji, onda su s i t kompatibilnih boja.</text:p>
      <text:p text:style-name="P10"/>
      <text:p text:style-name="P10">Teorema 2 [Itai]: Za datu matricu M(m, n) i tačke s i t, put postoji ako su s i t kompatibilnih boja i ne važi nijedan od narednih slučajeva:</text:p>
      <text:list xml:id="list234251170156715" text:continue-list="list2474962729" text:style-name="Numbering_20_123">
        <text:list-item text:start-value="1">
          <text:p text:style-name="P11">M je izomorfan sa M(m, 1) i s'.x, t'.x != 0, n - 1</text:p>
        </text:list-item>
        <text:list-item>
          <text:p text:style-name="P11">M je izomorfan sa M(m, 2) i s'.x = t'.x i s'.y != t'.y</text:p>
        </text:list-item>
        <text:list-item>
          <text:p text:style-name="P53"><text:span text:style-name="T2">M je izomorfan sa M(2k, 3), m = 2k, </text:span><text:span text:style-name="T3">s' je crna, t' je bela i važi:</text:span></text:p>
          <text:list>
            <text:list-item text:start-value="1">
              <text:p text:style-name="P12">s'.x &lt; t'.x – 1, kada je s'.y != 2</text:p>
            </text:list-item>
            <text:list-item>
              <text:p text:style-name="P12">s'.x &lt; t'.x, kada je s'.y = 2</text:p>
            </text:list-item>
          </text:list>
        </text:list-item>
      </text:list>
      <text:p text:style-name="P13"/>
      <text:p text:style-name="P13">Teorema 3 [Dongchen]: Za datu matricu M(m, n), Hamiltonov ciklus postoji ako je M(m, n) paran graf.</text:p>
      <text:p text:style-name="P13"/>
      <text:p text:style-name="P5"><text:span text:style-name="T2">Definicija 1 [Dongchen]: Za datu matricu M(m, n) i tačke s i t, kažemo da su s i t </text:span><text:span text:style-name="T4">antipodi</text:span><text:span text:style-name="T5"> ako važi:</text:span></text:p>
      <text:list xml:id="list234252861274430" text:continue-list="list234251170156715" text:style-name="Numbering_20_123">
        <text:list-item text:start-value="1">
          <text:p text:style-name="P54"><text:span text:style-name="T5">min(v.x, v'.x) &lt;= 1 i max(v.x, v'.x) &gt;= m – 2 </text:span><text:span text:style-name="T6">i</text:span></text:p>
        </text:list-item>
        <text:list-item text:start-value="1">
          <text:p text:style-name="P14">min(v.y, v'.y) &lt;= 1 i max(v.y, v'.y) &gt;= n – 2</text:p>
        </text:list-item>
      </text:list>
      <text:p text:style-name="P13"/>
      <text:p text:style-name="P5"><text:span text:style-name="T2">Definicija 2 [Dongchen]: Za datu matricu M(m, n) i tačke s i t, </text:span><text:span text:style-name="T4">peeling</text:span><text:span text:style-name="T2"> je podela matrice M na matrice M1, M2, M3, M4 i M5 tako da važi:</text:span></text:p>
      <text:list xml:id="list234251291383215" text:continue-list="list234252861274430" text:style-name="Numbering_20_123">
        <text:list-item text:start-value="1">
          <text:p text:style-name="P12">s i t se nalaze u M5 i u njemu su one antipodi</text:p>
        </text:list-item>
        <text:list-item>
          <text:p text:style-name="P12">Svaka od M1, M2, M3 i M4 je ili prazna, ili je parna i obe veličine su joj veće od 1.</text:p>
        </text:list-item>
      </text:list>
      <text:p text:style-name="P13"/>
      <text:p text:style-name="P6"><text:span text:style-name="T2">Definicija 3: Za peeling kažemo da je </text:span><text:span text:style-name="T4">idealan</text:span><text:span text:style-name="T5"> ako važi su M1, M2, M3 i M4 takve da su im obe veličine parne.</text:span></text:p>
      <text:p text:style-name="P15"/>
      <text:p text:style-name="P6"><text:soft-page-break/><text:span text:style-name="T5">Defincija 4 [Dongchen]: Peeling je </text:span><text:span text:style-name="T4">ispravan</text:span><text:span text:style-name="T5"> ako postoji put od s do t u matrici M5.</text:span></text:p>
      <text:p text:style-name="P15"/>
      <text:p text:style-name="P15">Teorema 4: Za datu matricu M(m, n) i tačke s i t, idealan peeling postoji.</text:p>
      <text:p text:style-name="P15"/>
      <text:p text:style-name="P15">Teorema 5 [Dongchen, sa mojim ispravkama]: Za datu matricu M(m, n) i tačke s i t i peeling P, ako je P idealan peeling, onda važi sledeće:</text:p>
      <text:list xml:id="list234251813606395" text:continue-list="list234251291383215" text:style-name="Numbering_20_123">
        <text:list-item text:start-value="1">
          <text:p text:style-name="P16">s i t su u M5 istih boja kao što su u M</text:p>
        </text:list-item>
        <text:list-item>
          <text:p text:style-name="P16">M5 ima istu parnost kao i M, odnosno važi m5 = m (mod 2) i n5 = n (mod 2)</text:p>
        </text:list-item>
      </text:list>
      <text:p text:style-name="P15"/>
      <text:p text:style-name="P6"><text:span text:style-name="T5">Definicija 5 [Dongchen]: Za datu M(m, n) i tačke s i t koje su antipodi, </text:span><text:span text:style-name="T4">horizontalna trisekcija</text:span><text:span text:style-name="T5"> matrice M(m, n) je podela matrice M(m, n) na tri matrice M'(m, 2), M''(m, n - 4) i M'''(m, 2) tako da je s u M', t u M'''.</text:span></text:p>
      <text:p text:style-name="P15"/>
      <text:p text:style-name="P17">Teorema 6 [Dongchen, sa mojim dodacima]: Horizontalna trisekcija se može izvesti akko važi:</text:p>
      <text:list xml:id="list234251311450920" text:continue-list="list234251813606395" text:style-name="Numbering_20_123">
        <text:list-item text:start-value="1">
          <text:p text:style-name="P18">n &gt;= 4</text:p>
        </text:list-item>
        <text:list-item>
          <text:p text:style-name="P18">n = 1 (mod 2) ili m = 0 (mod 2) ili gornja tačka je bela</text:p>
        </text:list-item>
      </text:list>
      <text:p text:style-name="P17">Dokaz: Neka važe uslovi 1) i 2). Dokazaćemo da se horizontalna trisekcija može izvesti. Posmatramo 4 slučaja:</text:p>
      <text:list xml:id="list234251275347317" text:continue-list="list234251311450920" text:style-name="Numbering_20_123">
        <text:list-item text:start-value="1">
          <text:p text:style-name="P18">n i m su neparni</text:p>
          <text:p text:style-name="P18">Tada su s i t bele. Tačke (0, 1) i (m – 1, 1) su obe crne boje, kao i tačke (0, n – 2) i (m – 1, n – 2), pa je moguće povezati s sa nekom od njih u M', kao i t sa nekom od druge dve u M'''.</text:p>
        </text:list-item>
        <text:list-item>
          <text:p text:style-name="P18">n i m su parni</text:p>
          <text:p text:style-name="P55"><text:span text:style-name="T5">Tada su s i t suprotnih boja. </text:span><text:span text:style-name="T7">Tačke (0, 1) i (m – 1, 1) su suprotnih boja, pa je moguće povezati gornju tačku sa nekom od njih. Tačke (0, n – 2) i (m – 1, n – 2) su suprotnih boja, pa je moguće donju tačku povezati sa nekom od njih.</text:span></text:p>
        </text:list-item>
        <text:list-item>
          <text:p text:style-name="P19">n je parno, m neparno</text:p>
          <text:p text:style-name="P55"><text:span text:style-name="T5">Tada su s i t suprotnih boja. Tačke (0, 1) i (m – 1, 1) su crne, pa mora biti da je gornja tačka bela. Slično, tačke (0, n – 2) i (m – 1, n – 2) su bele, pa donja tačka mora biti </text:span><text:span text:style-name="T8">crna</text:span><text:span text:style-name="T5">.</text:span></text:p>
        </text:list-item>
        <text:list-item>
          <text:p text:style-name="P18">n je neparno, m je parno</text:p>
          <text:p text:style-name="P56"><text:span text:style-name="T5">Tada su s i t suprotnih boja. </text:span><text:span text:style-name="T9">T</text:span><text:span text:style-name="T5">ačke (0, 1) i (m – 1, 1) su surpotnih boja, pa je moguće povezati gornju tačku sa nekom od njih. </text:span><text:span text:style-name="T9">T</text:span><text:span text:style-name="T5">ačke (0, n – 2) i (m – 1, n – 2) su suprotnih boja, pa je moguće donju tačku povezati sa nekom od njih.</text:span></text:p>
        </text:list-item>
      </text:list>
      <text:p text:style-name="P20"/>
      <text:p text:style-name="P20">Uslov n &gt;= 4 mora da stoji zbog postojanja horizontalne trisekcije. Dakle, uz taj uslov, analizom ova 4 slučaja se dobija.</text:p>
      <text:p text:style-name="P21"/>
      <text:p text:style-name="P22">Posledica 6: Nije moguće izvršiti horizontalnu trisekciju ako važi nešto od sledećeg:</text:p>
      <text:list xml:id="list234251561820857" text:continue-list="list234251275347317" text:style-name="Numbering_20_123">
        <text:list-item text:start-value="1">
          <text:p text:style-name="P23">n &lt; 4</text:p>
        </text:list-item>
        <text:list-item>
          <text:p text:style-name="P23">n &gt;= 4 i n je parno i m je neparno i gornja tačka je crna</text:p>
        </text:list-item>
      </text:list>
      <text:p text:style-name="P25"/>
      <text:p text:style-name="P26">Teorema 7 [Dongchen, sa mojim dodacima]: Vertikalna trisekcija... (slično kao teorema 6)</text:p>
      <text:p text:style-name="P26"/>
      <text:p text:style-name="P26">Posledica 7.1: Nije moguće izvršiti vertikalnu trisekciju ako važi nešto od sledećeg:</text:p>
      <text:list xml:id="list234251859196686" text:continue-list="list234251561820857" text:style-name="Numbering_20_123">
        <text:list-item text:start-value="1">
          <text:p text:style-name="P27">m &lt; 4</text:p>
        </text:list-item>
        <text:list-item>
          <text:p text:style-name="P27">m &gt;= 4 i m je parno i n je neparno i leva tačka je crna</text:p>
        </text:list-item>
      </text:list>
      <text:p text:style-name="P26"/>
      <text:p text:style-name="P26">Posledica 7.2: Nije moguće izvršiti ni horizontalnu ni vertikalnu trisekciju ako važi nešto od sledećeg:</text:p>
      <text:list xml:id="list234251450129997" text:continue-list="list234251859196686" text:style-name="Numbering_20_123">
        <text:list-item text:start-value="1">
          <text:p text:style-name="P27">n, m &lt; 4 <text:s/>--&gt; specijalni slučajevi</text:p>
        </text:list-item>
        <text:list-item>
          <text:p text:style-name="P27"><text:soft-page-break/>n &lt; 4, m &gt;= 4 i m je parno i n je neparno i leva tačka je crna --&gt; n = 1 --&gt; specijalni slučajevi; n = 3 --&gt; rešenje 2</text:p>
        </text:list-item>
        <text:list-item>
          <text:p text:style-name="P57"><text:span text:style-name="T5">m &lt; 4 i </text:span><text:span text:style-name="T9">n &gt;= 4 i n je parno i m je neparno i gornja tačka je crna --&gt; </text:span><text:span text:style-name="T5">m = 1 --&gt; specijalni slučajevi; m = 3 --&gt; rešenje 2</text:span></text:p>
        </text:list-item>
      </text:list>
      <text:p text:style-name="P24"/>
      <text:p text:style-name="P7"><text:span text:style-name="T9">D</text:span><text:span text:style-name="T5">efinicija 6: </text:span><text:span text:style-name="T4">Orijentacija</text:span><text:span text:style-name="T5"> ciklusa može biti u smeru kazaljke na satu (CW) ili u surpotnom smeru od kazaljke na satu (CCW).</text:span></text:p>
      <text:p text:style-name="P28"/>
      <text:p text:style-name="P7"><text:span text:style-name="T5">Definicija 7: Hamiltonov ciklus ima orijentaciju </text:span><text:span text:style-name="T4">CCW</text:span><text:span text:style-name="T5"> ako važi sledeće:</text:span></text:p>
      <text:list xml:id="list234251588566210" text:continue-list="list234251450129997" text:style-name="Numbering_20_123">
        <text:list-item text:start-value="1">
          <text:p text:style-name="P29">sledbenik tačke (0, y) nije tačka iznad nje</text:p>
        </text:list-item>
        <text:list-item>
          <text:p text:style-name="P29">sledbenik tačke (m – 1, y) nije tačka ispod nje</text:p>
        </text:list-item>
        <text:list-item>
          <text:p text:style-name="P29">sledbenik tačke (x, 0) nije tačka desno od nje</text:p>
        </text:list-item>
        <text:list-item>
          <text:p text:style-name="P29">sledbenik tačke (x, n – 1) nije tačka levo od nje</text:p>
        </text:list-item>
      </text:list>
      <text:p text:style-name="P28"/>
      <text:p text:style-name="P7"><text:span text:style-name="T5">Definicija 8: Hamiltonov ciklus ima orijentaciju </text:span><text:span text:style-name="T4">CW</text:span><text:span text:style-name="T5"> ako važi sledeće:</text:span></text:p>
      <text:list xml:id="list234251774471304" text:continue-list="list234251588566210" text:style-name="Numbering_20_123">
        <text:list-item text:start-value="1">
          <text:p text:style-name="P29">sledbenik tačke (0, y) nije tačka <text:span text:style-name="T15">ispod</text:span> nje</text:p>
        </text:list-item>
        <text:list-item>
          <text:p text:style-name="P29">sledbenik tačke (m – 1, y) nije tačka i<text:span text:style-name="T15">znad</text:span> nje</text:p>
        </text:list-item>
        <text:list-item>
          <text:p text:style-name="P29">sledbenik tačke (x, 0) nije tačka <text:span text:style-name="T16">levo</text:span> od nje</text:p>
        </text:list-item>
        <text:list-item>
          <text:p text:style-name="P29">sledbenik tačke (x, n – 1) nije tačka <text:span text:style-name="T16">desno</text:span> od nje</text:p>
        </text:list-item>
      </text:list>
      <text:p text:style-name="P32"/>
      <text:p text:style-name="P8"><text:span text:style-name="T5">Definicija 9: Za matrice M1 i M5 iz peeling-a P, moguće je </text:span><text:span text:style-name="T4">povezati</text:span><text:span text:style-name="T5"> M1 sa M5 ako postoji Hamiltonov put u uniji M1 i M5.</text:span></text:p>
      <text:p text:style-name="P37"/>
      <text:p text:style-name="P38">Definicija 10: Hamiltonov ciklus je <text:span text:style-name="T13">tipa M1</text:span> ako važi:</text:p>
      <text:list xml:id="list234251454089105" text:continue-list="list234251774471304" text:style-name="Numbering_20_123">
        <text:list-item text:start-value="1">
          <text:p text:style-name="P39">tačke (m – 1, y), za 0 &lt; y &lt; n - 1, idu gore ili dole</text:p>
        </text:list-item>
      </text:list>
      <text:p text:style-name="P38"/>
      <text:p text:style-name="P38">Definicija 11: Hamiltonov ciklus je <text:span text:style-name="T13">tipa M2 </text:span>ako važi:</text:p>
      <text:list xml:id="list234252867931908" text:continue-list="list234251454089105" text:style-name="Numbering_20_123">
        <text:list-item text:start-value="1">
          <text:p text:style-name="P39">tačke (0, y), za 0 &lt; y &lt; n – 1, idu dole ili gore</text:p>
        </text:list-item>
      </text:list>
      <text:p text:style-name="P38"/>
      <text:p text:style-name="P38">Definicija 12: Hamiltonov ciklus je <text:span text:style-name="T13">tipa M3</text:span> ako važi:</text:p>
      <text:list xml:id="list234252087533784" text:continue-list="list234252867931908" text:style-name="Numbering_20_123">
        <text:list-item text:start-value="1">
          <text:p text:style-name="P39">tačke (x, n – 1), za0 &lt; x &lt; m – 1, idu levo ili desno</text:p>
        </text:list-item>
      </text:list>
      <text:p text:style-name="P38"/>
      <text:p text:style-name="P38">Definicija 13: Hamiltonov ciklus je <text:span text:style-name="T13">tipa M4</text:span> ako važi:</text:p>
      <text:list xml:id="list234251962365911" text:continue-list="list234252087533784" text:style-name="Numbering_20_123">
        <text:list-item text:start-value="1">
          <text:p text:style-name="P39">tačke (x, 0), za 0 &lt; x &lt; m – 1, idu levo ili desno</text:p>
        </text:list-item>
      </text:list>
      <text:p text:style-name="P38"/>
      <text:p text:style-name="P34">Teorema 8: Ako Hamiltonov put postoji u M5, jedini slučajevi kada nije moguće povezati M1 sa M5 su:</text:p>
      <text:list xml:id="list234251877003760" text:continue-list="list234251962365911" text:style-name="Numbering_20_123">
        <text:list-item text:start-value="1">
          <text:p text:style-name="P33">n5 = 1</text:p>
        </text:list-item>
        <text:list-item>
          <text:p text:style-name="P33">n5 = 2, m5 = 2 i s i t su na levom uglu</text:p>
        </text:list-item>
      </text:list>
      <text:p text:style-name="P34"/>
      <text:p text:style-name="P60"><text:span text:style-name="T5">Dokaz: Ako važi jedan od uslova, očigledno je da neće postojati put u M1 U M5. Dokažimo sada da su to jedini slučajevi. Pretpostavimo, dakle, da ne važi nijedan od ova dva slučaja. </text:span><text:span text:style-name="T11">Hoćemo da dokažemo da Hamiltonov put postoji.</text:span><text:span text:style-name="T5"> Razmatramo sledeća 2 slučaja:</text:span></text:p>
      <text:list xml:id="list234251740415458" text:continue-list="list234251877003760" text:style-name="Numbering_20_123">
        <text:list-item text:start-value="1">
          <text:p text:style-name="P33">n5 = 2 i s i t nisu oba na levom uglu</text:p>
          <text:p text:style-name="P35">Brutalnom silom se dokazuje da važi (0, 0) --&gt; (0, 1) ili (0, 1) --&gt; (0, 0). Lako se dokazuje da put postoji.</text:p>
        </text:list-item>
        <text:list-item>
          <text:p text:style-name="P59"><text:span text:style-name="T10">n</text:span><text:span text:style-name="T5">5 &gt;= </text:span><text:span text:style-name="T10">3</text:span></text:p>
          <text:p text:style-name="P36">Pokazuje se da bar jedna od tačaka u gornjem levom uglu od M5 ide gore ili dole. <text:span text:style-name="T12">Za specijalne slučajeve gde je n5 = 3 i m5 &lt;= 3, proverom se lako dokazuje tvrđenje. Isto tako i za slučaj n5 </text:span><text:soft-page-break/><text:span text:style-name="T12">= 4 i m5 = 3 gde nije moguće izvršiti horizontalnu trisekciju. Kada je moguće izvršiti horizontalnu trisekciju, posmatramo dva sluačaja: kada su s i p skroz levo, ili kada nije taj slučaj. Ako su skroz levo, znamo da je p ispod s. Zbog načina na koji radi horizontalna trisekcija, p ide dole. U drugom slučaju, s i p nisu skroz levo. Tada se pokazuje, na osnovu načina na koji radi algoritam za matrice (m, 2), da važi tvrđenje.</text:span></text:p>
        </text:list-item>
      </text:list>
      <text:p text:style-name="P38"/>
      <text:p text:style-name="P38">Teorema 9: Uvek je <text:span text:style-name="T14">moguće povezati M1 sa M3 u odgovaraćujom orijentaciji.</text:span></text:p>
      <text:p text:style-name="P40">Dokaz: Neka je orijentacija CCW. Tada tačku (m1 – 1, 1) povezujemo sa tačkom desno od nje i prolazimo kroz ciklus M3. Tvrdimo da tačka (0, 0) ciklusa M3 ide dole, pa je možemo preusmeriti levo u ciklus M1. Zbog uslova da tačke oblika (x, 0) ne idu desno u orijentaciji CCW, znamo da tačka (0, 0) iz M3 ide na dole. Dokažimo sada da tačka (m1 – 1, 1) u M1 originalno ide na gore. Zbog uslova da je Hamiltonov ciklus tipa M1, znamo da tačka (m1 – 1, 1) ide gore ili dole. Zbog uslova da je orijentacija CCW, ona ne može ići dole. Odatle tačka (m1 – 1, 1) ide gore. Dakle, ciklus izgleda sada (m1 – 1, 1) --&gt; desno --&gt; M3 --&gt; (0 , 0)_M3 --&gt; (m1 – 1, 0) --&gt; M1 --&gt; (m1 – 1, 1).</text:p>
      <text:p text:style-name="P40"/>
      <text:p text:style-name="P40">Teorema 10: Primenom refleksije po y-osi ciklusa tipa M1 se dobija ciklus tipa M2. Primenom refleksije po x-osi se od ciklusa tipa M3 dobija ciklus tipa M4. Primenom rotacije na ciklus tipa M1 se dobija ciklus tipa M3.</text:p>
      <text:p text:style-name="P40">Dokaz: Trivijalno</text:p>
      <text:p text:style-name="P40"/>
      <text:p text:style-name="P40">Teorema 11: Rotacija <text:span text:style-name="T17">i refleksija menjaju orijentaciju ciklusa</text:span>.</text:p>
      <text:p text:style-name="P40">Dokaz: Pretpostavimo da je ciklus u CCW orijentaciji. <text:span text:style-name="T15">Primenom rotacije, dimenzije matrice postaju (n, m). Da bi ciklus bio CW u takvoj matrici, mora biti:</text:span></text:p>
      <text:p text:style-name="P58"/>
      <text:list xml:id="list234251977757809" text:continue-list="list234251740415458" text:style-name="Numbering_20_123">
        <text:list-item text:start-value="1">
          <text:p text:style-name="P30">sledbenik tačke (0, y) nije tačka <text:span text:style-name="T18">ispod</text:span> nje</text:p>
        </text:list-item>
        <text:list-item>
          <text:p text:style-name="P30">sledbenik tačke (<text:span text:style-name="T15">n</text:span> – 1, y) nije tačka i<text:span text:style-name="T18">znad</text:span> nje</text:p>
        </text:list-item>
        <text:list-item>
          <text:p text:style-name="P30">sledbenik tačke (x, 0) nije tačka <text:span text:style-name="T18">levo</text:span> od nje</text:p>
        </text:list-item>
        <text:list-item>
          <text:p text:style-name="P30">sledbenik tačke (x, <text:span text:style-name="T15">m</text:span> – 1) nije tačka <text:span text:style-name="T18">desno</text:span> od nje</text:p>
        </text:list-item>
      </text:list>
      <text:p text:style-name="P31"/>
      <text:p text:style-name="P41">Tačke oblika (x, 0) se šalju u (0, x). Kako (x, 0) ne ide desno, tako ni (0, x) ne ide dole. <text:span text:style-name="T18">Slično se pokazuje za ostale slučajeve.</text:span></text:p>
      <text:p text:style-name="P42">Slično se radi i za refleksiju.</text:p>
      <text:p text:style-name="P41"/>
      <text:p text:style-name="P40">Teorema 12: Uvek je moguće povezati M1 sa M3, M1 sa M4, M2 sa M3 i M2 sa M4.</text:p>
      <text:p text:style-name="P42">Dokaz: Na osnovu Teoreme 9, uvek je moguće povezati M1 sa M3. Na osnovu teoreme 10, refleksijom po x-osi se M1 ne menja, ali M4 postaje M3. Kako je moguće povezati M1 sa M3, tako je moguće povezati i M1 sa M4 (napravi se ciklus, pa se refleksijom vrate tačke). Slično se radi i za ostale slučajeve.</text:p>
      <text:p text:style-name="P43"/>
      <text:p text:style-name="P44">Teorema 13: Ako Hamiltonov put postoji u M i n5, m5 &gt; 1, tada važi sledeće:</text:p>
      <text:list xml:id="list234251142322694" text:continue-list="list234251977757809" text:style-name="Numbering_20_123">
        <text:list-item text:start-value="1">
          <text:p text:style-name="P45">moguće je povezati M5 sa bar jednim od M1, M2, M3 i M4</text:p>
        </text:list-item>
        <text:list-item>
          <text:p text:style-name="P45">ako M1 i M2 ne postoje, moguće je M5 povezati i sa M3 i sa M4</text:p>
        </text:list-item>
        <text:list-item>
          <text:p text:style-name="P45">ako M3 i M4 ne postoje, moguće je M5 povezati i sa M1 i sa M2</text:p>
        </text:list-item>
      </text:list>
      <text:p text:style-name="P44">Dokaz: <text:span text:style-name="T19">Kako je n5, m5 &gt; 1, jedini način da ne uspe povezivanje sa nekim je da su na toj strani i s i t i da je odgovarajuća dimenzija 2. Međutim, tada su druge strane slobodne za povezivanje, čime je dokazano prvo tvrđenje.</text:span></text:p>
      <text:p text:style-name="P46">Ako M1 i M2 ne postoje, tvrdimo da je moguće povezati se i sa M3 i sa M4. Pretpostavimo da M3 i M4 postoje i da nije moguće povezati se sa M3 (inače radimo refleksiju i svodimo na slučaj sa M3). <text:soft-page-break/>Međutim, tada je m = 2 i graf je izomorfan sa slučajem 2. kada Hamiltonov put ne postoji. Zbog toga je moguće povezati se i sa M3 i sa M4.</text:p>
      <text:p text:style-name="P46">Konačno, primenom rotacije, pokazuje se da važi tvrđenje 3.</text:p>
      <text:p text:style-name="P46"/>
      <text:p text:style-name="P47">Teorema 14: Neka M1 postoji i moguće je povezati M1 sa M5. Tada razmotrimo sledeća spajanja:</text:p>
      <text:list xml:id="list234253100691493" text:continue-list="list234251142322694" text:style-name="Numbering_20_123">
        <text:list-item text:start-value="1">
          <text:p text:style-name="P48">u slučaju da M2, M3 i M4 postoje, povezujemo M5 --&gt; M1 --&gt; M3 --&gt; M2 --&gt; M4 --&gt; M2 --&gt; M3 --&gt; M1 --&gt; M5</text:p>
        </text:list-item>
        <text:list-item>
          <text:p text:style-name="P48">u slučaju da M2 ne postoji, ali M3 i M4 postoje, povezujemo M5 --&gt; M1 --&gt; M3 --&gt; M1 --&gt; M4 --&gt; M<text:span text:style-name="T21">1 </text:span>--&gt; M5</text:p>
        </text:list-item>
        <text:list-item>
          <text:p text:style-name="P48">u slučaju da M2 i M3 ne postoje, ali M4 postoji, povezujemo M5 --&gt; M1 --&gt; M4 --&gt; M1 --&gt; M5</text:p>
        </text:list-item>
        <text:list-item>
          <text:p text:style-name="P48">u slučaju da M2 i M4 ne postoje, ali M3 postoji, povezujemo M5 --&gt; M1 --&gt; M3 --&gt; M1 --&gt; M5</text:p>
        </text:list-item>
        <text:list-item>
          <text:p text:style-name="P48">u slučaju da M2, M3 i M4 ne postoje, povezujemo M5 --&gt; M1 --&gt; M5</text:p>
        </text:list-item>
        <text:list-item>
          <text:p text:style-name="P48">u slučaju da M2 postoji i M4 postoje, ali M3 ne postoji, povezujemo M5 --&gt; M1 --&gt; M4 --&gt; M2 --&gt; M4 --&gt; M1 --&gt; M5</text:p>
        </text:list-item>
        <text:list-item>
          <text:p text:style-name="P48">u slučaju da M2 i M3 postoje, ali M4 ne postoji, povezujemo M5 --&gt; M1 --&gt; M3 --&gt; M2 --&gt; M3 --&gt; M1 --&gt; M5</text:p>
        </text:list-item>
        <text:list-item>
          <text:p text:style-name="P48">u slučaju da M2 postoji, ali M3 i M4 ne postoje, povezujemo M5 --&gt; M1 --&gt; M5 --&gt; M2 --&gt; M5</text:p>
        </text:list-item>
      </text:list>
      <text:p text:style-name="P47">Svako od spajanja daje Hamiltonov put.</text:p>
      <text:p text:style-name="P47">Dokaz: analiza slučajeva.</text:p>
      <text:p text:style-name="P47"/>
      <text:p text:style-name="P47">Posledica 14.<text:span text:style-name="T22">1</text:span>: <text:span text:style-name="T20">Na osnovu gornje strategije povezivanja, važi sledeće:</text:span></text:p>
      <text:list xml:id="list234251039400270" text:continue-list="list234253100691493" text:style-name="Numbering_20_123">
        <text:list-item text:start-value="1">
          <text:p text:style-name="P49">M5 se vezuje sa M2 ako M3 i M4 ne postoje</text:p>
        </text:list-item>
        <text:list-item>
          <text:p text:style-name="P49">M1 se vezuje sa M3 ako M3 postoji</text:p>
        </text:list-item>
        <text:list-item>
          <text:p text:style-name="P49">M1 se vezuje sa M4 u slučajevima <text:span text:style-name="T21">2, </text:span>3 i 6, <text:span text:style-name="T21">odnosno kada M2 i M3 ne postoje, ili kada M2 postoji i M3 ne postoji, ili kada M2 ne postoji i M3 ne postoji. Dakle, kada M2 ne postoji ili M3 ne postoji.</text:span></text:p>
        </text:list-item>
        <text:list-item>
          <text:p text:style-name="P50">M2 se vezuje sa M3 u svim slučajevima kada M2 i M3 postoje</text:p>
        </text:list-item>
        <text:list-item>
          <text:p text:style-name="P50">M2 se vezuje za M4 u svim slučajevima kada M2 i M4 postoje</text:p>
        </text:list-item>
      </text:list>
      <text:p text:style-name="P51"/>
      <text:p text:style-name="P52">Posledica 14.2: U slučaju da nije moguće vezati se za M1, primenom rotacije ili odgovarajuće refleksije i strategije iz Teoreme 14, pa ponovnom primenom iste transformacije, dobija se Hamiltonov put u M.</text:p>
      <text:p text:style-name="P52"/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1:13:38.316237637</meta:creation-date>
    <dc:date>2023-08-15T23:42:50.695062336</dc:date>
    <meta:editing-duration>PT1H37M32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5" meta:paragraph-count="125" meta:word-count="2521" meta:character-count="11659" meta:non-whitespace-character-count="9332"/>
  </office:meta>
</office:document-meta>
</file>